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00000002FC8DF9F56.png"/>
  <manifest:file-entry manifest:media-type="image/png" manifest:full-path="Pictures/10000000000001260000009794AE9502.png"/>
  <manifest:file-entry manifest:media-type="image/png" manifest:full-path="Pictures/10000000000000A10000009B5D42F8F0.png"/>
  <manifest:file-entry manifest:media-type="image/png" manifest:full-path="Pictures/100000000000011A000000BAD59C3758.png"/>
  <manifest:file-entry manifest:media-type="image/png" manifest:full-path="Pictures/10000000000000BA000000322B7FBF18.png"/>
  <manifest:file-entry manifest:media-type="image/png" manifest:full-path="Pictures/10000000000000C90000009BF04B2F69.png"/>
  <manifest:file-entry manifest:media-type="image/png" manifest:full-path="Pictures/10000000000000B60000006D41618611.png"/>
  <manifest:file-entry manifest:media-type="" manifest:full-path="Pictures/200000B70000635200008C5038A9FB34.svm"/>
  <manifest:file-entry manifest:media-type="image/png" manifest:full-path="Pictures/10000000000000A80000006F07B18A61.png"/>
  <manifest:file-entry manifest:media-type="image/png" manifest:full-path="Pictures/10000000000001020000009A41288101.png"/>
  <manifest:file-entry manifest:media-type="image/png" manifest:full-path="Pictures/10000000000000C200000060F171D7F2.png"/>
  <manifest:file-entry manifest:media-type="image/png" manifest:full-path="Pictures/10000000000000C100000033F031F8D6.png"/>
  <manifest:file-entry manifest:media-type="image/png" manifest:full-path="Pictures/10000000000000D000000072119162BE.png"/>
  <manifest:file-entry manifest:media-type="image/png" manifest:full-path="Pictures/10000000000000C0000000957F2F246E.png"/>
  <manifest:file-entry manifest:media-type="image/png" manifest:full-path="Pictures/10000000000000AE0000007F5408BF18.png"/>
  <manifest:file-entry manifest:media-type="image/png" manifest:full-path="Pictures/1000000000000107000000A53A908894.png"/>
  <manifest:file-entry manifest:media-type="image/png" manifest:full-path="Pictures/100000000000010A000000C4754841D5.png"/>
  <manifest:file-entry manifest:media-type="" manifest:full-path="Pictures/200000BF0000635200008C741E16EBFA.svm"/>
  <manifest:file-entry manifest:media-type="image/png" manifest:full-path="Pictures/10000000000000C20000006447AE7B47.png"/>
  <manifest:file-entry manifest:media-type="image/png" manifest:full-path="Pictures/10000000000000C40000002F50484500.png"/>
  <manifest:file-entry manifest:media-type="image/png" manifest:full-path="Pictures/10000000000000C700000062A22A6C0A.png"/>
  <manifest:file-entry manifest:media-type="image/png" manifest:full-path="Pictures/10000000000000C10000005EFC772016.png"/>
  <manifest:file-entry manifest:media-type="image/png" manifest:full-path="Pictures/1000000000000108000000BADFCE7D39.png"/>
  <manifest:file-entry manifest:media-type="image/png" manifest:full-path="Pictures/100000000000009E000000301890EE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6.867cm" svg:x="1.249cm" svg:y="1.559cm">
          <draw:image xlink:href="Pictures/200000BF0000635200008C741E16EBFA.svm" xlink:type="simple" xlink:show="embed" xlink:actuate="onLoad">
            <text:p/>
          </draw:image>
        </draw:frame>
        <draw:frame draw:style-name="gr1" draw:text-style-name="P1" draw:layer="layout" svg:width="6.825cm" svg:height="4.074cm" svg:x="-7.431cm" svg:y="11.017cm">
          <draw:image xlink:href="Pictures/10000000000001020000009A41288101.png" xlink:type="simple" xlink:show="embed" xlink:actuate="onLoad">
            <text:p/>
          </draw:image>
        </draw:frame>
        <draw:frame draw:style-name="gr1" draw:text-style-name="P1" draw:layer="layout" svg:width="6.794cm" svg:height="4.786cm" svg:x="22.075cm" svg:y="10.562cm">
          <draw:image xlink:href="Pictures/1000000000000108000000BADFCE7D39.png" xlink:type="simple" xlink:show="embed" xlink:actuate="onLoad">
            <text:p/>
          </draw:image>
        </draw:frame>
        <draw:frame draw:style-name="gr1" draw:text-style-name="P1" draw:layer="layout" svg:width="6.958cm" svg:height="4.365cm" svg:x="-7.278cm" svg:y="5.959cm">
          <draw:image xlink:href="Pictures/1000000000000107000000A53A908894.png" xlink:type="simple" xlink:show="embed" xlink:actuate="onLoad">
            <text:p/>
          </draw:image>
        </draw:frame>
        <draw:frame draw:style-name="gr1" draw:text-style-name="P1" draw:layer="layout" svg:width="6.537cm" svg:height="4.817cm" svg:x="21.99cm" svg:y="16.844cm">
          <draw:image xlink:href="Pictures/100000000000010A000000C4754841D5.png" xlink:type="simple" xlink:show="embed" xlink:actuate="onLoad">
            <text:p/>
          </draw:image>
        </draw:frame>
        <draw:frame draw:style-name="gr1" draw:text-style-name="P1" draw:layer="layout" svg:width="7.073cm" svg:height="4.665cm" svg:x="-7.615cm" svg:y="21.386cm">
          <draw:image xlink:href="Pictures/100000000000011A000000BAD59C3758.png" xlink:type="simple" xlink:show="embed" xlink:actuate="onLoad">
            <text:p/>
          </draw:image>
        </draw:frame>
        <draw:frame draw:style-name="gr1" draw:text-style-name="P1" draw:layer="layout" svg:width="6.993cm" svg:height="3.591cm" svg:x="-7.213cm" svg:y="16.049cm">
          <draw:image xlink:href="Pictures/10000000000001260000009794AE9502.png" xlink:type="simple" xlink:show="embed" xlink:actuate="onLoad">
            <text:p/>
          </draw:image>
        </draw:frame>
        <draw:frame draw:style-name="gr1" draw:text-style-name="P1" draw:layer="layout" svg:width="5.502cm" svg:height="3.015cm" svg:x="22.385cm" svg:y="5.751cm">
          <draw:image xlink:href="Pictures/10000000000000D000000072119162BE.png" xlink:type="simple" xlink:show="embed" xlink:actuate="onLoad">
            <text:p/>
          </draw:image>
        </draw:frame>
        <draw:frame draw:style-name="gr1" draw:text-style-name="P1" draw:layer="layout" svg:width="5.079cm" svg:height="3.941cm" svg:x="22.732cm" svg:y="23.504cm">
          <draw:image xlink:href="Pictures/10000000000000C0000000957F2F246E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26.84cm" svg:x="1.249cm" svg:y="1.573cm">
          <draw:image xlink:href="Pictures/200000B70000635200008C5038A9FB34.svm" xlink:type="simple" xlink:show="embed" xlink:actuate="onLoad">
            <text:p/>
          </draw:image>
        </draw:frame>
        <draw:frame draw:style-name="gr1" draw:text-style-name="P1" draw:layer="layout" svg:width="4.669cm" svg:height="2.31cm" svg:x="-5.551cm" svg:y="11.078cm">
          <draw:image xlink:href="Pictures/10000000000000C200000060F171D7F2.png" xlink:type="simple" xlink:show="embed" xlink:actuate="onLoad">
            <text:p/>
          </draw:image>
        </draw:frame>
        <draw:frame draw:style-name="gr1" draw:text-style-name="P1" draw:layer="layout" svg:width="4.656cm" svg:height="1.243cm" svg:x="21.926cm" svg:y="2.838cm">
          <draw:image xlink:href="Pictures/10000000000000B00000002FC8DF9F56.png" xlink:type="simple" xlink:show="embed" xlink:actuate="onLoad">
            <text:p/>
          </draw:image>
        </draw:frame>
        <draw:frame draw:style-name="gr1" draw:text-style-name="P1" draw:layer="layout" svg:width="4.656cm" svg:height="1.243cm" svg:x="21.96cm" svg:y="4.738cm">
          <draw:image xlink:href="Pictures/10000000000000B00000002FC8DF9F56.png" xlink:type="simple" xlink:show="embed" xlink:actuate="onLoad">
            <text:p/>
          </draw:image>
        </draw:frame>
        <draw:frame draw:style-name="gr1" draw:text-style-name="P1" draw:layer="layout" svg:width="4.92cm" svg:height="1.322cm" svg:x="21.76cm" svg:y="9.21cm">
          <draw:image xlink:href="Pictures/10000000000000BA000000322B7FBF18.png" xlink:type="simple" xlink:show="embed" xlink:actuate="onLoad">
            <text:p/>
          </draw:image>
        </draw:frame>
        <draw:frame draw:style-name="gr1" draw:text-style-name="P1" draw:layer="layout" svg:width="4.92cm" svg:height="1.322cm" svg:x="21.861cm" svg:y="11.211cm">
          <draw:image xlink:href="Pictures/10000000000000BA000000322B7FBF18.png" xlink:type="simple" xlink:show="embed" xlink:actuate="onLoad">
            <text:p/>
          </draw:image>
        </draw:frame>
        <draw:frame draw:style-name="gr1" draw:text-style-name="P1" draw:layer="layout" svg:width="4.934cm" svg:height="1.183cm" svg:x="21.898cm" svg:y="13.353cm">
          <draw:image xlink:href="Pictures/10000000000000C40000002F50484500.png" xlink:type="simple" xlink:show="embed" xlink:actuate="onLoad">
            <text:p/>
          </draw:image>
        </draw:frame>
        <draw:frame draw:style-name="gr1" draw:text-style-name="P1" draw:layer="layout" svg:width="4.269cm" svg:height="3.115cm" svg:x="-5.151cm" svg:y="3.543cm">
          <draw:image xlink:href="Pictures/10000000000000AE0000007F5408BF18.png" xlink:type="simple" xlink:show="embed" xlink:actuate="onLoad">
            <text:p/>
          </draw:image>
        </draw:frame>
        <draw:frame draw:style-name="gr1" draw:text-style-name="P1" draw:layer="layout" svg:width="4.905cm" svg:height="2.415cm" svg:x="-5.414cm" svg:y="21.194cm">
          <draw:image xlink:href="Pictures/10000000000000C700000062A22A6C0A.png" xlink:type="simple" xlink:show="embed" xlink:actuate="onLoad">
            <text:p/>
          </draw:image>
        </draw:frame>
        <draw:frame draw:style-name="gr1" draw:text-style-name="P1" draw:layer="layout" svg:width="4.859cm" svg:height="2.366cm" svg:x="-5.503cm" svg:y="7.509cm">
          <draw:image xlink:href="Pictures/10000000000000C10000005EFC772016.png" xlink:type="simple" xlink:show="embed" xlink:actuate="onLoad">
            <text:p/>
          </draw:image>
        </draw:frame>
        <draw:frame draw:style-name="gr1" draw:text-style-name="P1" draw:layer="layout" svg:width="5.132cm" svg:height="2.645cm" svg:x="-5.788cm" svg:y="17.775cm">
          <draw:image xlink:href="Pictures/10000000000000C20000006447AE7B47.png" xlink:type="simple" xlink:show="embed" xlink:actuate="onLoad">
            <text:p/>
          </draw:image>
        </draw:frame>
        <draw:frame draw:style-name="gr1" draw:text-style-name="P1" draw:layer="layout" svg:width="4.814cm" svg:height="2.883cm" svg:x="-5.596cm" svg:y="13.958cm">
          <draw:image xlink:href="Pictures/10000000000000B60000006D41618611.png" xlink:type="simple" xlink:show="embed" xlink:actuate="onLoad">
            <text:p/>
          </draw:image>
        </draw:frame>
        <draw:frame draw:style-name="gr1" draw:text-style-name="P1" draw:layer="layout" svg:width="4.66cm" svg:height="3.593cm" svg:x="22.138cm" svg:y="15.622cm">
          <draw:image xlink:href="Pictures/10000000000000C90000009BF04B2F69.png" xlink:type="simple" xlink:show="embed" xlink:actuate="onLoad">
            <text:p/>
          </draw:image>
        </draw:frame>
        <draw:frame draw:style-name="gr1" draw:text-style-name="P1" draw:layer="layout" svg:width="4.48cm" svg:height="1.183cm" svg:x="22.48cm" svg:y="24.699cm">
          <draw:image xlink:href="Pictures/10000000000000C100000033F031F8D6.png" xlink:type="simple" xlink:show="embed" xlink:actuate="onLoad">
            <text:p/>
          </draw:image>
        </draw:frame>
        <draw:frame draw:style-name="gr1" draw:text-style-name="P1" draw:layer="layout" svg:width="3.759cm" svg:height="3.619cm" svg:x="22.801cm" svg:y="19.794cm">
          <draw:image xlink:href="Pictures/10000000000000A10000009B5D42F8F0.png" xlink:type="simple" xlink:show="embed" xlink:actuate="onLoad">
            <text:p/>
          </draw:image>
        </draw:frame>
        <draw:frame draw:style-name="gr1" draw:text-style-name="P1" draw:layer="layout" svg:width="4.179cm" svg:height="1.269cm" svg:x="-5.244cm" svg:y="25.79cm">
          <draw:image xlink:href="Pictures/100000000000009E000000301890EE2F.png" xlink:type="simple" xlink:show="embed" xlink:actuate="onLoad">
            <text:p/>
          </draw:image>
        </draw:frame>
        <draw:frame draw:style-name="gr1" draw:text-style-name="P1" draw:layer="layout" svg:width="4.444cm" svg:height="2.936cm" svg:x="22.643cm" svg:y="26.958cm">
          <draw:image xlink:href="Pictures/10000000000000A80000006F07B18A61.png" xlink:type="simple" xlink:show="embed" xlink:actuate="onLoad">
            <text:p/>
          </draw:image>
        </draw:frame>
        <draw:frame draw:style-name="gr1" draw:text-style-name="P1" draw:layer="layout" svg:width="3.759cm" svg:height="3.619cm" svg:x="-4.979cm" svg:y="28.038cm">
          <draw:image xlink:href="Pictures/10000000000000A10000009B5D42F8F0.png" xlink:type="simple" xlink:show="embed" xlink:actuate="onLoad">
            <text:p/>
          </draw:image>
        </draw:frame>
        <draw:frame draw:style-name="gr1" draw:text-style-name="P1" draw:layer="layout" svg:width="4.92cm" svg:height="1.322cm" svg:x="21.822cm" svg:y="7.057cm">
          <draw:image xlink:href="Pictures/10000000000000BA000000322B7FBF1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punctuation-wrap="simple"/>
      <style:text-properties fo:color="#000000" fo:font-family="'Times New Roman'" style:font-family-generic="roman" fo:font-size="10pt" style:letter-kerning="true" style:font-family-asian="'Times New Roman'" style:font-family-generic-asian="roman" style:font-size-asian="10pt" style:font-family-complex="'Times New Roman'" style:font-family-generic-complex="roman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9-11T19:57:52.08</meta:creation-date>
    <dc:date>2012-09-13T11:51:01.11</dc:date>
    <meta:editing-duration>PT01H05M30S</meta:editing-duration>
    <meta:editing-cycles>5</meta:editing-cycles>
    <meta:generator>OpenOffice.org/3.1$Win32 OpenOffice.org_project/310m19$Build-9420</meta:generator>
    <meta:document-statistic meta:object-count="28"/>
  </office:meta>
</office:document-meta>
</file>